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’ll be right back!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save Sharusharu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
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’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’re getting tired, want to take a break? 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’re fine… then never mind. 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’m glad that Tomocchi's okay.
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... will you two be
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’s what it’s come to, huh...?
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 office:value-type="string">
            <text:p> 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6+02:00</meta:creation-date>
    <dc:date>2019-10-06T10:58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